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462632" officeooo:paragraph-rsid="00462632" style:font-weight-asian="normal" style:font-weight-complex="normal"/>
    </style:style>
    <style:style style:name="P2" style:family="paragraph" style:parent-style-name="Preformatted_20_Text">
      <style:text-properties officeooo:rsid="003af4fe" officeooo:paragraph-rsid="003af4fe"/>
    </style:style>
    <style:style style:name="P3" style:family="paragraph" style:parent-style-name="Preformatted_20_Text">
      <style:text-properties officeooo:rsid="003cc821" officeooo:paragraph-rsid="003cc821"/>
    </style:style>
    <style:style style:name="P4" style:family="paragraph" style:parent-style-name="Preformatted_20_Text">
      <style:text-properties officeooo:rsid="003df88b" officeooo:paragraph-rsid="003df88b"/>
    </style:style>
    <style:style style:name="P5" style:family="paragraph" style:parent-style-name="Preformatted_20_Text">
      <style:text-properties officeooo:paragraph-rsid="003df88b"/>
    </style:style>
    <style:style style:name="P6" style:family="paragraph" style:parent-style-name="Preformatted_20_Text">
      <style:text-properties fo:font-weight="bold" officeooo:rsid="003cc821" officeooo:paragraph-rsid="003cc821" style:font-weight-asian="bold" style:font-weight-complex="bold"/>
    </style:style>
    <style:style style:name="P7" style:family="paragraph" style:parent-style-name="Preformatted_20_Text">
      <style:text-properties fo:font-weight="bold" officeooo:rsid="003df88b" officeooo:paragraph-rsid="003df88b" style:font-weight-asian="bold" style:font-weight-complex="bold"/>
    </style:style>
    <style:style style:name="P8" style:family="paragraph" style:parent-style-name="Preformatted_20_Text">
      <style:text-properties fo:font-weight="bold" officeooo:rsid="003e2cb4" officeooo:paragraph-rsid="003e2cb4" style:font-weight-asian="bold" style:font-weight-complex="bold"/>
    </style:style>
    <style:style style:name="P9" style:family="paragraph" style:parent-style-name="Preformatted_20_Text">
      <style:text-properties fo:font-weight="bold" officeooo:rsid="003eb0bd" officeooo:paragraph-rsid="003eb0bd" style:font-weight-asian="bold" style:font-weight-complex="bold"/>
    </style:style>
    <style:style style:name="P10" style:family="paragraph" style:parent-style-name="Preformatted_20_Text">
      <style:text-properties fo:font-weight="bold" officeooo:rsid="0041776c" officeooo:paragraph-rsid="0041776c" style:font-weight-asian="bold" style:font-weight-complex="bold"/>
    </style:style>
    <style:style style:name="P11" style:family="paragraph" style:parent-style-name="Preformatted_20_Text">
      <style:text-properties fo:font-weight="bold" officeooo:rsid="0044b841" officeooo:paragraph-rsid="0044b841" style:font-weight-asian="bold" style:font-weight-complex="bold"/>
    </style:style>
    <style:style style:name="P12" style:family="paragraph" style:parent-style-name="Preformatted_20_Text">
      <style:text-properties fo:font-weight="bold" officeooo:rsid="00462632" officeooo:paragraph-rsid="00462632" style:font-weight-asian="bold" style:font-weight-complex="bold"/>
    </style:style>
    <style:style style:name="P13" style:family="paragraph" style:parent-style-name="Preformatted_20_Text">
      <style:text-properties officeooo:rsid="003e2cb4" officeooo:paragraph-rsid="003e2cb4"/>
    </style:style>
    <style:style style:name="P14" style:family="paragraph" style:parent-style-name="Preformatted_20_Text">
      <style:text-properties officeooo:rsid="003eb0bd" officeooo:paragraph-rsid="003eb0bd"/>
    </style:style>
    <style:style style:name="P15" style:family="paragraph" style:parent-style-name="Preformatted_20_Text">
      <style:text-properties officeooo:rsid="003eb0bd" officeooo:paragraph-rsid="003f845c"/>
    </style:style>
    <style:style style:name="P16" style:family="paragraph" style:parent-style-name="Preformatted_20_Text">
      <style:text-properties officeooo:rsid="003f845c" officeooo:paragraph-rsid="003f845c"/>
    </style:style>
    <style:style style:name="P17" style:family="paragraph" style:parent-style-name="Preformatted_20_Text">
      <style:text-properties officeooo:paragraph-rsid="003f845c"/>
    </style:style>
    <style:style style:name="P18" style:family="paragraph" style:parent-style-name="Preformatted_20_Text">
      <style:text-properties officeooo:rsid="0041776c" officeooo:paragraph-rsid="0041776c"/>
    </style:style>
    <style:style style:name="P19" style:family="paragraph" style:parent-style-name="Preformatted_20_Text">
      <style:text-properties officeooo:rsid="0044b841" officeooo:paragraph-rsid="0044b841"/>
    </style:style>
    <style:style style:name="P20" style:family="paragraph" style:parent-style-name="Preformatted_20_Text">
      <style:text-properties officeooo:rsid="00462632" officeooo:paragraph-rsid="00462632"/>
    </style:style>
    <style:style style:name="P21" style:family="paragraph" style:parent-style-name="Preformatted_20_Text">
      <style:text-properties fo:font-weight="normal" officeooo:rsid="00462632" officeooo:paragraph-rsid="00462632" style:font-weight-asian="normal" style:font-weight-complex="normal"/>
    </style:style>
    <style:style style:name="P22" style:family="paragraph" style:parent-style-name="Preformatted_20_Text">
      <style:text-properties fo:font-weight="normal" officeooo:rsid="004a2fc6" officeooo:paragraph-rsid="004a2fc6" style:font-weight-asian="normal" style:font-weight-complex="normal"/>
    </style:style>
    <style:style style:name="P23" style:family="paragraph" style:parent-style-name="Preformatted_20_Text">
      <style:text-properties fo:font-weight="normal" officeooo:rsid="004b8bf8" officeooo:paragraph-rsid="004b8bf8" style:font-weight-asian="normal" style:font-weight-complex="normal"/>
    </style:style>
    <style:style style:name="T1" style:family="text">
      <style:text-properties officeooo:rsid="003df88b"/>
    </style:style>
    <style:style style:name="T2" style:family="text">
      <style:text-properties officeooo:rsid="003e2cb4"/>
    </style:style>
    <style:style style:name="T3" style:family="text">
      <style:text-properties officeooo:rsid="003eb0bd"/>
    </style:style>
    <style:style style:name="T4" style:family="text">
      <style:text-properties officeooo:rsid="003f845c"/>
    </style:style>
    <style:style style:name="T5" style:family="text">
      <style:text-properties officeooo:rsid="003fc48d"/>
    </style:style>
    <style:style style:name="T6" style:family="text">
      <style:text-properties style:font-name="Liberation Mono" fo:font-size="10pt" officeooo:rsid="003eb0bd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fc48d" style:font-name-asian="Liberation Mono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02</text:p>
      <text:p text:style-name="P2"/>
      <text:p text:style-name="P3">EX00</text:p>
      <text:p text:style-name="P3"/>
      <text:p text:style-name="P6">#include &lt;unistd.h&gt;</text:p>
      <text:p text:style-name="P6"/>
      <text:p text:style-name="P6">void<text:tab/>ft_putchar(char c)</text:p>
      <text:p text:style-name="P6">{</text:p>
      <text:p text:style-name="P6"><text:tab/>write(1, &amp;c, 1);</text:p>
      <text:p text:style-name="P6">}</text:p>
      <text:p text:style-name="P6"/>
      <text:p text:style-name="P4">$&gt; man 2 write</text:p>
      <text:p text:style-name="P4"/>
      <text:p text:style-name="P5"><text:span text:style-name="T1">2 : </text:span><text:span text:style-name="Source_20_Text">System Calls</text:span></text:p>
      <text:p text:style-name="P4"/>
      <text:p text:style-name="P7">SYNOPSIS</text:p>
      <text:p text:style-name="P4"><text:s text:c="5"/>#include &lt;unistd.h&gt;</text:p>
      <text:p text:style-name="P4"/>
      <text:p text:style-name="P4"><text:tab/>write(int fildes, const void *buf, size_t nbyte);</text:p>
      <text:p text:style-name="P4"/>
      <text:p text:style-name="P7">DESCRIPTION</text:p>
      <text:p text:style-name="P4"><text:s text:c="5"/>write() attempts to write nbyte of data to the object referenced by the descriptor fildes from the buffer pointed to</text:p>
      <text:p text:style-name="P4"><text:s text:c="5"/>by buf. <text:s/>writev() performs the same action, but gathers the output data from the iovcnt buffers specified by the mem-</text:p>
      <text:p text:style-name="P4"><text:s text:c="5"/>bers of the iov array: iov[0], iov[1], ..., iov[iovcnt-1]. <text:s/>pwrite() performs the same function, but writes to the</text:p>
      <text:p text:style-name="P4"><text:s text:c="5"/>specified position in the file without modifying the file pointer.</text:p>
      <text:p text:style-name="P4"/>
      <text:p text:style-name="P4"><text:s text:c="5"/>For writev(), the iovec structure is defined as:</text:p>
      <text:p text:style-name="P4"/>
      <text:p text:style-name="P4"><text:s text:c="11"/>struct iovec {</text:p>
      <text:p text:style-name="P4"><text:s text:c="19"/>char <text:s text:c="2"/>*iov_base; <text:s/>/* Base address. */</text:p>
      <text:p text:style-name="P4"><text:s text:c="19"/>size_t iov_len; <text:s text:c="3"/>/* Length. */</text:p>
      <text:p text:style-name="P4"><text:s text:c="11"/>};</text:p>
      <text:p text:style-name="P4"/>
      <text:p text:style-name="P4"><text:s text:c="5"/>Each iovec entry specifies the base address and length of an area in memory from which data should be written.</text:p>
      <text:p text:style-name="P4"><text:s text:c="5"/>writev() will always write a complete area before proceeding to the next.</text:p>
      <text:p text:style-name="P4"/>
      <text:p text:style-name="P4"><text:s text:c="5"/>On objects capable of seeking, the write() starts at a position given by the pointer associated with fildes, see</text:p>
      <text:p text:style-name="P4"><text:s text:c="5"/>lseek(2). <text:s/>Upon return from write(), the pointer is incremented by the number of bytes which were written.</text:p>
      <text:p text:style-name="P4"/>
      <text:p text:style-name="P4"><text:s text:c="5"/>Objects that are not capable of seeking always write from the current position. <text:s/>The value of the pointer associated</text:p>
      <text:p text:style-name="P4"><text:s text:c="5"/>with such an object is undefined.</text:p>
      <text:p text:style-name="P4"/>
      <text:p text:style-name="P4"><text:s text:c="5"/>If the real user is not the super-user, then write() clears the set-user-id bit on a file. <text:s/>This prevents penetration</text:p>
      <text:p text:style-name="P4"><text:s text:c="5"/>of system security by a user who ``captures'' a writable set-user-id file owned by the super-user.</text:p>
      <text:p text:style-name="P4"/>
      <text:p text:style-name="P4"><text:s text:c="5"/>When using non-blocking I/O on objects, such as sockets, that are subject to flow control, write() and writev() may</text:p>
      <text:p text:style-name="P4"><text:s text:c="5"/>write fewer bytes than requested; the return value must be noted, and the remainder of the operation should be retried</text:p>
      <text:p text:style-name="P4"><text:s text:c="5"/>when possible.</text:p>
      <text:p text:style-name="P4"/>
      <text:p text:style-name="P4">RETURN VALUES</text:p>
      <text:p text:style-name="P4"><text:s text:c="5"/>Upon successful completion the number of bytes which were written is returned. <text:s/>Otherwise, a -1 is returned and the</text:p>
      <text:p text:style-name="P4"><text:s text:c="5"/>global variable errno is set to indicate the error.</text:p>
      <text:p text:style-name="P4"/>
      <text:p text:style-name="P13">Ex01</text:p>
      <text:p text:style-name="P13"/>
      <text:p text:style-name="P13">$&gt; touch ft_print_alphabet.c</text:p>
      <text:p text:style-name="P13"/>
      <text:p text:style-name="P8">#include &lt;unistd.h&gt;</text:p>
      <text:p text:style-name="P8"><text:soft-page-break/></text:p>
      <text:p text:style-name="P8">void<text:tab/>ft_print_alphabet(void)</text:p>
      <text:p text:style-name="P8">{</text:p>
      <text:p text:style-name="P8"><text:tab/>write(1, "abcdefghijklmnopqrstuvwxyz", 26);</text:p>
      <text:p text:style-name="P8">}</text:p>
      <text:p text:style-name="P8"/>
      <text:p text:style-name="P8">________________</text:p>
      <text:p text:style-name="P8"/>
      <text:p text:style-name="P8">#include &lt;unistd.h&gt;</text:p>
      <text:p text:style-name="P8"/>
      <text:p text:style-name="P8">void<text:tab/>ft_print_alphabet(void)</text:p>
      <text:p text:style-name="P8">{</text:p>
      <text:p text:style-name="P8"><text:tab/>char<text:tab/>c;</text:p>
      <text:p text:style-name="P8"/>
      <text:p text:style-name="P8"><text:tab/>c = '<text:span text:style-name="T4">a</text:span>';</text:p>
      <text:p text:style-name="P8"><text:tab/>while (c <text:span text:style-name="T4">&lt;</text:span>= '<text:span text:style-name="T4">z</text:span>')</text:p>
      <text:p text:style-name="P8"><text:tab/>{</text:p>
      <text:p text:style-name="P8"><text:tab/><text:tab/>write(1, &amp;c, 1);</text:p>
      <text:p text:style-name="P8"><text:tab/><text:tab/>c<text:span text:style-name="T4">++</text:span>;</text:p>
      <text:p text:style-name="P8"><text:tab/>}</text:p>
      <text:p text:style-name="P8">}</text:p>
      <text:p text:style-name="P13"/>
      <text:p text:style-name="P13">EX02</text:p>
      <text:p text:style-name="P13"/>
      <text:p text:style-name="P9">#include &lt;unistd.h&gt;</text:p>
      <text:p text:style-name="P9"/>
      <text:p text:style-name="P9">void ft_print_reverse_alphabet(void)</text:p>
      <text:p text:style-name="P9">{</text:p>
      <text:p text:style-name="P9"><text:tab/>write(1, <text:span text:style-name="T2">"</text:span>zyxwvutsrqponmlkjihgfedcba<text:span text:style-name="T2">", </text:span>26);</text:p>
      <text:p text:style-name="P9">}</text:p>
      <text:p text:style-name="P14"/>
      <text:p text:style-name="P14">_____</text:p>
      <text:p text:style-name="P14"/>
      <text:p text:style-name="P9">#include &lt;unistd.h&gt;</text:p>
      <text:p text:style-name="P9"/>
      <text:p text:style-name="P9">void<text:tab/>ft_print_reverse_alphabet(void)</text:p>
      <text:p text:style-name="P9">{</text:p>
      <text:p text:style-name="P9"><text:tab/>char<text:tab/>c;</text:p>
      <text:p text:style-name="P9"/>
      <text:p text:style-name="P9"><text:tab/>c = 'z';</text:p>
      <text:p text:style-name="P9"><text:tab/>while (c &gt;= 'a')</text:p>
      <text:p text:style-name="P9"><text:tab/>{</text:p>
      <text:p text:style-name="P9"><text:tab/><text:tab/>write(1, &amp;c, 1);</text:p>
      <text:p text:style-name="P9"><text:tab/><text:tab/>c--;</text:p>
      <text:p text:style-name="P9"><text:tab/>}</text:p>
      <text:p text:style-name="P9">}</text:p>
      <text:p text:style-name="P14"/>
      <text:p text:style-name="P16">EX03</text:p>
      <text:p text:style-name="P16"/>
      <text:p text:style-name="P15">#include &lt;unistd.h&gt;</text:p>
      <text:p text:style-name="P15"/>
      <text:p text:style-name="P15">void ft_print_numbers(void)</text:p>
      <text:p text:style-name="P15">{</text:p>
      <text:p text:style-name="P15"><text:s text:c="8"/>char <text:span text:style-name="T5">digit</text:span>;</text:p>
      <text:p text:style-name="P15"/>
      <text:p text:style-name="P15"><text:s text:c="8"/><text:span text:style-name="T5">digit</text:span> = '0';</text:p>
      <text:p text:style-name="P15"/>
      <text:p text:style-name="P15"><text:s text:c="8"/>while (c &lt;= '9')</text:p>
      <text:p text:style-name="P15"><text:s text:c="8"/>{</text:p>
      <text:p text:style-name="P15"><text:s text:c="16"/>write(1, &amp;<text:span text:style-name="T5">digit</text:span>, 1);</text:p>
      <text:p text:style-name="P15"><text:s text:c="16"/><text:span text:style-name="T5">digit</text:span>++;</text:p>
      <text:p text:style-name="P15"><text:s text:c="8"/>}</text:p>
      <text:p text:style-name="P15">}</text:p>
      <text:p text:style-name="P15"/>
      <text:p text:style-name="P15">__________________</text:p>
      <text:p text:style-name="P15"/>
      <text:p text:style-name="P15">#include &lt;unistd.h&gt;</text:p>
      <text:p text:style-name="P15"/>
      <text:p text:style-name="P15">void<text:tab/>ft_putchar(char c)</text:p>
      <text:p text:style-name="P15">{</text:p>
      <text:p text:style-name="P15"><text:soft-page-break/><text:tab/>write(1, &amp;c, 1);</text:p>
      <text:p text:style-name="P15">}</text:p>
      <text:p text:style-name="P15"/>
      <text:p text:style-name="P15">void<text:tab/>ft_print_numbers(void)</text:p>
      <text:p text:style-name="P15">{</text:p>
      <text:p text:style-name="P17"><text:span text:style-name="T3"><text:tab/>char </text:span><text:span text:style-name="T6">d</text:span><text:span text:style-name="T7">igit</text:span><text:span text:style-name="T3">;</text:span></text:p>
      <text:p text:style-name="P15"/>
      <text:p text:style-name="P17"><text:span text:style-name="T3"><text:tab/></text:span><text:span text:style-name="T6">d</text:span><text:span text:style-name="T7">igit</text:span><text:span text:style-name="T3"> = '0';</text:span></text:p>
      <text:p text:style-name="P17"><text:span text:style-name="T3"><text:tab/>while (</text:span><text:span text:style-name="T6">d</text:span><text:span text:style-name="T7">igit</text:span><text:span text:style-name="T3"> &lt;= '9')</text:span></text:p>
      <text:p text:style-name="P15"><text:tab/>{</text:p>
      <text:p text:style-name="P17"><text:span text:style-name="T3"><text:tab/><text:tab/>ft_putchar(</text:span><text:span text:style-name="T6">d</text:span><text:span text:style-name="T7">igit</text:span><text:span text:style-name="T3">);</text:span></text:p>
      <text:p text:style-name="P17"><text:span text:style-name="T3"><text:tab/><text:tab/></text:span><text:span text:style-name="T6">d</text:span><text:span text:style-name="T7">igit</text:span><text:span text:style-name="T3">++;</text:span></text:p>
      <text:p text:style-name="P15"><text:tab/>}</text:p>
      <text:p text:style-name="P15">}</text:p>
      <text:p text:style-name="P15"/>
      <text:p text:style-name="P15">______________________</text:p>
      <text:p text:style-name="P15"/>
      <text:p text:style-name="P18">EX04 ft_is_negative</text:p>
      <text:p text:style-name="P18"/>
      <text:p text:style-name="P10">#include &lt;unistd.h&gt;</text:p>
      <text:p text:style-name="P10"/>
      <text:p text:style-name="P10">void <text:s text:c="3"/>ft_is_negative(int n)</text:p>
      <text:p text:style-name="P10">{</text:p>
      <text:p text:style-name="P10"><text:s text:c="8"/>if (n &lt;= 0)</text:p>
      <text:p text:style-name="P10"><text:s text:c="8"/>{</text:p>
      <text:p text:style-name="P10"><text:s text:c="16"/>write(1, "N", 1);</text:p>
      <text:p text:style-name="P10"><text:s text:c="8"/>}</text:p>
      <text:p text:style-name="P10"><text:s text:c="8"/>else</text:p>
      <text:p text:style-name="P10"><text:s text:c="8"/>{</text:p>
      <text:p text:style-name="P10"><text:s text:c="16"/>write(1, "P", 1);</text:p>
      <text:p text:style-name="P10"><text:s text:c="8"/>}</text:p>
      <text:p text:style-name="P10">}</text:p>
      <text:p text:style-name="P18"/>
      <text:p text:style-name="P18">_________________________</text:p>
      <text:p text:style-name="P18"/>
      <text:p text:style-name="P10">#include &lt;unistd.h&gt;</text:p>
      <text:p text:style-name="P10"/>
      <text:p text:style-name="P10">void<text:tab/>ft_putchar(char c)</text:p>
      <text:p text:style-name="P10">{</text:p>
      <text:p text:style-name="P10"><text:tab/>write(1, &amp;c, 1);</text:p>
      <text:p text:style-name="P10">}</text:p>
      <text:p text:style-name="P10"/>
      <text:p text:style-name="P10">void<text:tab/>ft_is_negative(int n)</text:p>
      <text:p text:style-name="P10">{</text:p>
      <text:p text:style-name="P10"><text:tab/>if (n &lt;= 0)</text:p>
      <text:p text:style-name="P10"><text:tab/>{</text:p>
      <text:p text:style-name="P10"><text:tab/><text:tab/>ft_putchar('N');</text:p>
      <text:p text:style-name="P10"><text:tab/>}</text:p>
      <text:p text:style-name="P10"><text:tab/>else</text:p>
      <text:p text:style-name="P10"><text:tab/>{</text:p>
      <text:p text:style-name="P10"><text:tab/><text:tab/>ft_putchar('P');</text:p>
      <text:p text:style-name="P10"><text:tab/>}</text:p>
      <text:p text:style-name="P10">}</text:p>
      <text:p text:style-name="P18"/>
      <text:p text:style-name="P18">___________________________</text:p>
      <text:p text:style-name="P18"/>
      <text:p text:style-name="P18"/>
      <text:p text:style-name="P19">EX05</text:p>
      <text:p text:style-name="P19"/>
      <text:p text:style-name="P11">#include &lt;unistd.h&gt;</text:p>
      <text:p text:style-name="P11"/>
      <text:p text:style-name="P11">void<text:tab/>ft_print_comb(void)</text:p>
      <text:p text:style-name="P11">{</text:p>
      <text:p text:style-name="P11"><text:tab/>char<text:tab/>num1;</text:p>
      <text:p text:style-name="P11"><text:tab/>char<text:tab/>num2;</text:p>
      <text:p text:style-name="P11"><text:tab/>char<text:tab/>num3;</text:p>
      <text:p text:style-name="P11"/>
      <text:p text:style-name="P11"><text:tab/>num1 = '0';</text:p>
      <text:p text:style-name="P11"><text:tab/>while (num1 &lt;= '9')</text:p>
      <text:p text:style-name="P11"><text:tab/>{</text:p>
      <text:p text:style-name="P11"><text:soft-page-break/><text:tab/><text:tab/>num2 = num1 + 1;</text:p>
      <text:p text:style-name="P11"><text:tab/><text:tab/>while (num2 &lt;= '9')</text:p>
      <text:p text:style-name="P11"><text:tab/><text:tab/>{</text:p>
      <text:p text:style-name="P11"><text:tab/><text:tab/><text:tab/>num3 = num2 + 1;</text:p>
      <text:p text:style-name="P11"><text:tab/><text:tab/><text:tab/>while (num3 &lt;= '9')</text:p>
      <text:p text:style-name="P11"><text:tab/><text:tab/><text:tab/>{</text:p>
      <text:p text:style-name="P11"><text:tab/><text:tab/><text:tab/><text:tab/>write(1, &amp;num1, 1);</text:p>
      <text:p text:style-name="P11"><text:tab/><text:tab/><text:tab/><text:tab/>write(1, &amp;num2, 1);</text:p>
      <text:p text:style-name="P11"><text:tab/><text:tab/><text:tab/><text:tab/>write(1, &amp;num3, 1);</text:p>
      <text:p text:style-name="P11"><text:tab/><text:tab/><text:tab/><text:tab/>if (!(num1 == '7' &amp;&amp; num2 == '8' &amp;&amp; num3 == '9'))</text:p>
      <text:p text:style-name="P11"><text:tab/><text:tab/><text:tab/><text:tab/><text:tab/>write(1, ", ", 2);</text:p>
      <text:p text:style-name="P11"><text:tab/><text:tab/><text:tab/><text:tab/>num3++;</text:p>
      <text:p text:style-name="P11"><text:tab/><text:tab/><text:tab/>}</text:p>
      <text:p text:style-name="P11"><text:tab/><text:tab/><text:tab/>num2++;</text:p>
      <text:p text:style-name="P11"><text:tab/><text:tab/>}</text:p>
      <text:p text:style-name="P11"><text:tab/><text:tab/>num1++;</text:p>
      <text:p text:style-name="P11"><text:tab/>}</text:p>
      <text:p text:style-name="P11">}</text:p>
      <text:p text:style-name="P19"/>
      <text:p text:style-name="P19">______________</text:p>
      <text:p text:style-name="P19"/>
      <text:p text:style-name="P20">MA VERSION 2019</text:p>
      <text:p text:style-name="P20"/>
      <text:p text:style-name="P12">#include &lt;unistd.h&gt; </text:p>
      <text:p text:style-name="P12"/>
      <text:p text:style-name="P12">void<text:tab/>ft_putchar(char c) </text:p>
      <text:p text:style-name="P12">{ </text:p>
      <text:p text:style-name="P12"><text:tab/>write (1, &amp;c, 1); </text:p>
      <text:p text:style-name="P12">} </text:p>
      <text:p text:style-name="P12"/>
      <text:p text:style-name="P12">void<text:tab/>ft_put_multi_char(char a, char b, char c) </text:p>
      <text:p text:style-name="P12">{ </text:p>
      <text:p text:style-name="P12"><text:tab/><text:tab/>ft_putchar(a); </text:p>
      <text:p text:style-name="P12"><text:tab/><text:tab/>ft_putchar(b); </text:p>
      <text:p text:style-name="P12"><text:tab/><text:tab/>if ( c != 0) </text:p>
      <text:p text:style-name="P12"><text:tab/><text:tab/><text:tab/>ft_putchar(c); </text:p>
      <text:p text:style-name="P12">} </text:p>
      <text:p text:style-name="P12"/>
      <text:p text:style-name="P12">void<text:tab/>ft_print_comb(void) </text:p>
      <text:p text:style-name="P12">{ </text:p>
      <text:p text:style-name="P12"><text:tab/><text:tab/>int a; </text:p>
      <text:p text:style-name="P12"><text:tab/><text:tab/>int b; </text:p>
      <text:p text:style-name="P12"><text:tab/><text:tab/>int c; </text:p>
      <text:p text:style-name="P12"/>
      <text:p text:style-name="P12"><text:tab/><text:tab/>a = '0'; </text:p>
      <text:p text:style-name="P12"><text:tab/><text:tab/>while(a &lt;= '7') </text:p>
      <text:p text:style-name="P12"><text:tab/><text:tab/>{ </text:p>
      <text:p text:style-name="P12"><text:tab/><text:tab/><text:tab/>b = a + 1; </text:p>
      <text:p text:style-name="P12"><text:tab/><text:tab/><text:tab/>while(b &lt;= '8') </text:p>
      <text:p text:style-name="P12"><text:tab/><text:tab/><text:tab/>{ </text:p>
      <text:p text:style-name="P12"><text:tab/><text:tab/><text:tab/><text:tab/>c = b + 1; </text:p>
      <text:p text:style-name="P12"><text:tab/><text:tab/><text:tab/><text:tab/>while(c &lt;= '9') </text:p>
      <text:p text:style-name="P12"><text:tab/><text:tab/><text:tab/><text:tab/>{ </text:p>
      <text:p text:style-name="P12"><text:tab/><text:tab/><text:tab/><text:tab/><text:tab/>ft_put_multi_char(a,b,c); </text:p>
      <text:p text:style-name="P12"><text:tab/><text:tab/><text:tab/><text:tab/><text:tab/>if((a != '7') || (b != '8') || (c != '9')) </text:p>
      <text:p text:style-name="P12"><text:tab/><text:tab/><text:tab/><text:tab/><text:tab/><text:tab/>ft_put_multi_char(',',' ', 0); </text:p>
      <text:p text:style-name="P12"><text:tab/><text:tab/><text:tab/><text:tab/><text:tab/>c++; </text:p>
      <text:p text:style-name="P12"><text:tab/><text:tab/><text:tab/><text:tab/>} </text:p>
      <text:p text:style-name="P12"><text:tab/><text:tab/><text:tab/><text:tab/>b++; </text:p>
      <text:p text:style-name="P12"><text:tab/><text:tab/><text:tab/>} </text:p>
      <text:p text:style-name="P12"><text:tab/><text:tab/><text:tab/>a++; </text:p>
      <text:p text:style-name="P12"><text:tab/><text:tab/>} </text:p>
      <text:p text:style-name="P12">} </text:p>
      <text:p text:style-name="P12"/>
      <text:p text:style-name="P12">int<text:tab/><text:tab/>main() </text:p>
      <text:p text:style-name="P12">{ </text:p>
      <text:p text:style-name="P12"><text:tab/>ft_print_comb(); </text:p>
      <text:p text:style-name="P12"><text:tab/>return(0); </text:p>
      <text:p text:style-name="P12">}</text:p>
      <text:p text:style-name="P12"/>
      <text:p text:style-name="P1"><text:soft-page-break/>EX06 ft_print_comb2</text:p>
      <text:p text:style-name="P1"/>
      <text:p text:style-name="P1"/>
      <text:p text:style-name="P1"/>
      <text:p text:style-name="P22">EMILIO Fevrier 2019</text:p>
      <text:p text:style-name="P22"/>
      <text:p text:style-name="P22">#include &lt;unistd.h&gt;</text:p>
      <text:p text:style-name="P22"></text:p>
      <text:p text:style-name="P22">void<text:tab/>ft_putchar(char c)</text:p>
      <text:p text:style-name="P22">{</text:p>
      <text:p text:style-name="P22"><text:tab/>write(1, &amp;c, 1);</text:p>
      <text:p text:style-name="P22">}</text:p>
      <text:p text:style-name="P22"></text:p>
      <text:p text:style-name="P22">void<text:tab/>ft_print_comb2(void)</text:p>
      <text:p text:style-name="P22">{</text:p>
      <text:p text:style-name="P22"><text:tab/>int a;</text:p>
      <text:p text:style-name="P22"><text:tab/>int b;</text:p>
      <text:p text:style-name="P22"></text:p>
      <text:p text:style-name="P22"><text:tab/>a = 0;</text:p>
      <text:p text:style-name="P22"><text:tab/>while (a &lt;= 98)</text:p>
      <text:p text:style-name="P22"><text:tab/>{</text:p>
      <text:p text:style-name="P22"><text:tab/><text:tab/>b = a + 1;</text:p>
      <text:p text:style-name="P22"><text:tab/><text:tab/>while (b &lt;= 99)</text:p>
      <text:p text:style-name="P22"><text:tab/><text:tab/>{</text:p>
      <text:p text:style-name="P22"><text:tab/><text:tab/><text:tab/>ft_putchar(a / 10 + 48);</text:p>
      <text:p text:style-name="P22"><text:tab/><text:tab/><text:tab/>ft_putchar(a % 10 + 48);</text:p>
      <text:p text:style-name="P22"><text:tab/><text:tab/><text:tab/>ft_putchar(' ');</text:p>
      <text:p text:style-name="P22"><text:tab/><text:tab/><text:tab/>ft_putchar(b / 10 + 48);</text:p>
      <text:p text:style-name="P22"><text:tab/><text:tab/><text:tab/>ft_putchar(b % 10 + 48);</text:p>
      <text:p text:style-name="P22"><text:tab/><text:tab/><text:tab/>if (a &lt; 98)</text:p>
      <text:p text:style-name="P22"><text:tab/><text:tab/><text:tab/>{</text:p>
      <text:p text:style-name="P22"><text:tab/><text:tab/><text:tab/><text:tab/>ft_putchar(',');</text:p>
      <text:p text:style-name="P22"><text:tab/><text:tab/><text:tab/><text:tab/>ft_putchar(' ');</text:p>
      <text:p text:style-name="P22"><text:tab/><text:tab/><text:tab/>}</text:p>
      <text:p text:style-name="P22"><text:tab/><text:tab/><text:tab/>b++;</text:p>
      <text:p text:style-name="P22"><text:tab/><text:tab/>}</text:p>
      <text:p text:style-name="P22"><text:tab/><text:tab/>a++;</text:p>
      <text:p text:style-name="P22"><text:tab/>}</text:p>
      <text:p text:style-name="P22"></text:p>
      <text:p text:style-name="P22">}</text:p>
      <text:p text:style-name="P22"/>
      <text:p text:style-name="P22">0/10=0.0 | 1/10=0.1 | 2/10=0.2</text:p>
      <text:p text:style-name="P22">0%10=0 <text:s text:c="2"/>| 1%10=1 <text:s text:c="2"/>| 2%10=2</text:p>
      <text:p text:style-name="P22"/>
      <text:p text:style-name="P23">On ajout 48 car on calcule en decimal</text:p>
      <text:p text:style-name="P23"/>
      <text:p text:style-name="P23">_____________________</text:p>
      <text:p text:style-name="P23"/>
      <text:p text:style-name="P23">#include &lt;unistd.h&gt;</text:p>
      <text:p text:style-name="P23"/>
      <text:p text:style-name="P23">void<text:tab/>print_number(int nb)</text:p>
      <text:p text:style-name="P23">{</text:p>
      <text:p text:style-name="P23"><text:tab/>int<text:tab/><text:tab/>nb1;</text:p>
      <text:p text:style-name="P23"><text:tab/>int<text:tab/><text:tab/>nb2;</text:p>
      <text:p text:style-name="P23"/>
      <text:p text:style-name="P23"><text:tab/>nb1 = nb / 10 + 48;</text:p>
      <text:p text:style-name="P23"><text:tab/>nb2 = nb % 10 + 48;</text:p>
      <text:p text:style-name="P23"><text:tab/>write(1, &amp;nb1, 1);</text:p>
      <text:p text:style-name="P23"><text:tab/>write(1, &amp;nb2, 1);</text:p>
      <text:p text:style-name="P23">}</text:p>
      <text:p text:style-name="P23"/>
      <text:p text:style-name="P23">void<text:tab/>ft_print_comb2(void)</text:p>
      <text:p text:style-name="P23">{</text:p>
      <text:p text:style-name="P23"><text:tab/>int<text:tab/><text:tab/>i;</text:p>
      <text:p text:style-name="P23"><text:tab/>int<text:tab/><text:tab/>j;</text:p>
      <text:p text:style-name="P23"/>
      <text:p text:style-name="P23"><text:tab/>i = 0;</text:p>
      <text:p text:style-name="P23"><text:tab/>j = 0;</text:p>
      <text:p text:style-name="P23"><text:tab/>while (i &lt;= 99)</text:p>
      <text:p text:style-name="P23"><text:tab/>{</text:p>
      <text:p text:style-name="P23"><text:soft-page-break/><text:tab/><text:tab/>j = i + 1;</text:p>
      <text:p text:style-name="P23"><text:tab/><text:tab/>while (j &lt;= 99)</text:p>
      <text:p text:style-name="P23"><text:tab/><text:tab/>{</text:p>
      <text:p text:style-name="P23"><text:tab/><text:tab/><text:tab/>print_number(i);</text:p>
      <text:p text:style-name="P23"><text:tab/><text:tab/><text:tab/>write(1, " ", 1);</text:p>
      <text:p text:style-name="P23"><text:tab/><text:tab/><text:tab/>print_number(j);</text:p>
      <text:p text:style-name="P23"><text:tab/><text:tab/><text:tab/>if (!(i == 98 &amp;&amp; j == 99))</text:p>
      <text:p text:style-name="P23"><text:tab/><text:tab/><text:tab/>{</text:p>
      <text:p text:style-name="P23"><text:tab/><text:tab/><text:tab/><text:tab/>write(1, ", ", 2);</text:p>
      <text:p text:style-name="P23"><text:tab/><text:tab/><text:tab/>}</text:p>
      <text:p text:style-name="P23"><text:tab/><text:tab/><text:tab/>j++;</text:p>
      <text:p text:style-name="P23"><text:tab/><text:tab/>}</text:p>
      <text:p text:style-name="P23"><text:tab/><text:tab/>i++;</text:p>
      <text:p text:style-name="P23"><text:tab/>}</text:p>
      <text:p text:style-name="P23">}</text:p>
      <text:p text:style-name="P23"/>
      <text:p text:style-name="P23">EX07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8T13:47:11.256229593</dc:date>
    <meta:editing-duration>PT8H35M15S</meta:editing-duration>
    <meta:editing-cycles>53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6" meta:paragraph-count="278" meta:word-count="839" meta:character-count="5282" meta:non-whitespace-character-count="4032"/>
  </office:meta>
</office:document-meta>
</file>